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201cm" fo:margin-bottom="0.201cm" loext:contextual-spacing="false"/>
      <style:text-properties officeooo:rsid="000f46bd" officeooo:paragraph-rsid="000f46bd"/>
    </style:style>
    <style:style style:name="P2" style:family="paragraph" style:parent-style-name="Standard">
      <style:paragraph-properties fo:margin-top="0.201cm" fo:margin-bottom="0.201cm" loext:contextual-spacing="false"/>
      <style:text-properties fo:font-weight="bold" officeooo:rsid="000f46bd" officeooo:paragraph-rsid="000f46b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o subir arquivos para o GitHub do pc:</text:p>
      <text:p text:style-name="P1"><text:span text:style-name="T1">1 –</text:span> Criar um novo repositório no GitHub; </text:p>
      <text:p text:style-name="P1"><text:span text:style-name="T1">2 – </text:span>Abrir o repositório no GitHub e copiar o URL do repositório do GitHub;</text:p>
      <text:p text:style-name="P1"><text:span text:style-name="T1">3 –</text:span> Abrir o terminal do pc e dar o comando “git clone” + URL do repositório do GitHub copiado do passo 2;</text:p>
      <text:p text:style-name="P1"><text:span text:style-name="T1">4 – </text:span>No terminal, usar o “cd” + nome da pasto do repositório criado no GitHub;</text:p>
      <text:p text:style-name="P1"><text:span text:style-name="T1">5 – </text:span>Copiar e colar os arquivos na pasta do pc que será “subida” para o GitHub;</text:p>
      <text:p text:style-name="P1"><text:span text:style-name="T1">6 – </text:span>Dar o comando “git add .” no terminal do pc para salvar as alterações realizadas na pasta que será subida;</text:p>
      <text:p text:style-name="P1"><text:span text:style-name="T1">7 – </text:span>Dar o comando “git commit -m “first commit”” no terminal do pc;</text:p>
      <text:p text:style-name="P1"><text:span text:style-name="T1">8 –</text:span> Dar o comando “git push origin master” para subir a pasta para o GitHub;</text:p>
      <text:p text:style-name="P1"><text:span text:style-name="T1">9 –</text:span> Atualizar a página do repositório no GitHub para verificar o procediment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1T12:37:55.115754048</meta:creation-date>
    <dc:date>2021-12-01T12:49:31.703847793</dc:date>
    <meta:editing-duration>PT1M16S</meta:editing-duration>
    <meta:editing-cycles>1</meta:editing-cycles>
    <meta:document-statistic meta:table-count="0" meta:image-count="0" meta:object-count="0" meta:page-count="1" meta:paragraph-count="10" meta:word-count="143" meta:character-count="746" meta:non-whitespace-character-count="603"/>
    <meta:generator>LibreOffice/6.4.7.2$Linux_X86_64 LibreOffice_project/40$Build-2</meta:generator>
  </office:meta>
</office:document-meta>
</file>